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4e6" officeooo:paragraph-rsid="0004f4e6"/>
    </style:style>
    <style:style style:name="T1" style:family="text">
      <style:text-properties officeooo:rsid="0006e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</text:span>aria Eduarda Andrade Pereira</text:p>
      <text:p text:style-name="P1">24</text:p>
      <text:p text:style-name="P1">17 ano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3-03T08:35:25.975000000</dc:date>
    <meta:editing-duration>PT1M21S</meta:editing-duration>
    <meta:editing-cycles>4</meta:editing-cycles>
    <meta:document-statistic meta:table-count="0" meta:image-count="0" meta:object-count="0" meta:page-count="1" meta:paragraph-count="3" meta:word-count="7" meta:character-count="39" meta:non-whitespace-character-count="34"/>
  </office:meta>
</office:document-meta>
</file>